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TablePreview2.svm" manifest:media-type="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47A000001B7B1DE97DF.png" manifest:media-type="image/png"/>
  <manifest:file-entry manifest:full-path="Pictures/10000000000002CE0000020845F56787.png" manifest:media-type="image/png"/>
  <manifest:file-entry manifest:full-path="Pictures/10000000000003BD00000220E767B17D.png" manifest:media-type="image/png"/>
  <manifest:file-entry manifest:full-path="Pictures/10000000000002E50000020851FEEAB6.png" manifest:media-type="image/png"/>
  <manifest:file-entry manifest:full-path="Pictures/10000000000003BD000002206692383C.png" manifest:media-type="image/png"/>
  <manifest:file-entry manifest:full-path="Pictures/10000000000003BD000002200E345B0C.png" manifest:media-type="image/png"/>
  <manifest:file-entry manifest:full-path="Pictures/100000000000042F0000021DAFB8EE6A.png" manifest:media-type="image/png"/>
  <manifest:file-entry manifest:full-path="Pictures/100000000000042F0000021DDFBC9C99.png" manifest:media-type="image/png"/>
  <manifest:file-entry manifest:full-path="Pictures/100000000000042F0000021D25E1EF76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47A000001B7B56081F1.png" manifest:media-type="image/png"/>
  <manifest:file-entry manifest:full-path="Pictures/100000000000042F0000021D4E116EDA.png" manifest:media-type="image/png"/>
  <manifest:file-entry manifest:full-path="Pictures/10000000000003BD00000220F89339F6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10000201000002BC000001A942ADD698.png" manifest:media-type="image/png"/>
  <manifest:file-entry manifest:full-path="Pictures/100000000000042F0000021D5E62F17F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201000002BC000001A935E02895.png" manifest:media-type="image/png"/>
  <manifest:file-entry manifest:full-path="Pictures/10000000000003BD00000220E0C5E3D7.png" manifest:media-type="image/pn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42F0000021D0D428BDB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53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4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5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5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3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7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94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0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fill="none" draw:textarea-vertical-align="middle" draw:auto-grow-height="false" fo:min-height="0.444cm" fo:min-width="0.308cm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fill="none" draw:textarea-vertical-align="middle" draw:auto-grow-height="false" fo:min-height="0.444cm" fo:min-width="1.77cm"/>
    </style:style>
    <style:style style:name="gr126" style:family="graphic" style:parent-style-name="standard">
      <style:graphic-properties draw:textarea-vertical-align="middle"/>
    </style:style>
    <style:style style:name="gr1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>
      <style:graphic-properties draw:fill="none" draw:textarea-vertical-align="middle" draw:auto-grow-height="false" fo:min-height="0.444cm" fo:min-width="2.613cm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6">
      <style:graphic-properties draw:stroke="none" draw:fill="none" fo:min-height="13.466cm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text-properties fo:font-size="10pt"/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1" style:family="paragraph">
      <style:paragraph-properties fo:text-align="end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layer="layout" svg:width="23.622cm" svg:height="12.319cm" svg:x="1.524cm" svg:y="3.937cm">
          <draw:image xlink:href="Pictures/100000000000042F0000021D4E116ED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23.622cm" svg:height="12.319cm" svg:x="1.524cm" svg:y="3.937cm">
          <draw:image xlink:href="Pictures/100000000000042F0000021D0D428BD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23.622cm" svg:height="12.319cm" svg:x="1.524cm" svg:y="3.937cm">
          <draw:image xlink:href="Pictures/100000000000042F0000021D5E62F17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23.622cm" svg:height="12.319cm" svg:x="1.524cm" svg:y="3.937cm">
          <draw:image xlink:href="Pictures/100000000000042F0000021D25E1EF7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23.622cm" svg:height="12.319cm" svg:x="1.524cm" svg:y="3.937cm">
          <draw:image xlink:href="Pictures/100000000000042F0000021DDFBC9C9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23.622cm" svg:height="12.319cm" svg:x="1.524cm" svg:y="3.937cm">
          <draw:image xlink:href="Pictures/100000000000042F0000021DAFB8EE6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23.622cm" svg:height="12.319cm" svg:x="1.524cm" svg:y="3.937cm">
          <draw:image xlink:href="Pictures/10000000000003BD000002200E345B0C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23.622cm" svg:height="12.319cm" svg:x="1.524cm" svg:y="3.937cm">
          <draw:image xlink:href="Pictures/10000000000003BD000002206692383C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1" presentation:class="page"/>
          <draw:custom-shape draw:style-name="gr5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6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7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23.622cm" svg:height="12.319cm" svg:x="1.524cm" svg:y="3.937cm">
          <draw:image xlink:href="Pictures/10000000000003BD00000220F89339F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2" presentation:class="page"/>
          <draw:custom-shape draw:style-name="gr5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23.622cm" svg:height="12.319cm" svg:x="1.524cm" svg:y="3.937cm">
          <draw:image xlink:href="Pictures/10000000000003BD00000220E0C5E3D7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3" presentation:class="page"/>
          <draw:custom-shape draw:style-name="gr5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6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23.622cm" svg:height="12.319cm" svg:x="1.524cm" svg:y="3.937cm">
          <draw:image xlink:href="Pictures/10000000000003BD00000220E767B17D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4" presentation:class="page"/>
          <draw:custom-shape draw:style-name="gr5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21"><text:span text:style-name="T6">h1 - 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6</text:span></text:p>
          </draw:text-box>
        </draw:frame>
        <draw:frame draw:style-name="gr25" draw:layer="layout" svg:width="23.622cm" svg:height="9.271cm" svg:x="1.27cm" svg:y="5.461cm">
          <draw:image xlink:href="Pictures/100000000000047A000001B7B56081F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5" presentation:class="page"/>
          <draw:custom-shape draw:style-name="gr5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3" draw:text-style-name="P15" draw:layer="layout" svg:width="22.86cm" svg:height="3.175cm" svg:x="1.27cm" svg:y="0.763cm">
          <text:list text:style-name="L1">
            <text:list-header>
              <text:p text:style-name="P1"><text:span text:style-name="T6">h1 - 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23.622cm" svg:height="9.271cm" svg:x="1.27cm" svg:y="5.461cm">
          <draw:image xlink:href="Pictures/100000000000047A000001B7B1DE97D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9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0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1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7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xml:id="id1" draw:id="id1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2" draw:id="id2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2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xml:id="id3" draw:id="id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4" draw:id="id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32" draw:text-style-name="P27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1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3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xml:id="id5" draw:id="id5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6" draw:id="id6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7" draw:id="id7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38" draw:text-style-name="P28" xml:id="id8" draw:id="id8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xml:id="id9" draw:id="id9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10" draw:id="id10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11" draw:id="id11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38" draw:text-style-name="P28" xml:id="id12" draw:id="id12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44" draw:text-style-name="P27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xml:id="id13" draw:id="id1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14" draw:id="id1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15" draw:id="id15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38" draw:text-style-name="P28" xml:id="id16" draw:id="id16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50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38" draw:text-style-name="P28" draw:layer="layout" svg:width="3.189cm" svg:height="0.77cm" svg:x="16.074cm" svg:y="15.088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5"><text:span text:style-name="T9"/></text:p>
          <text:list text:style-name="L6">
            <text:list-item>
              <text:list>
                <text:list-item>
                  <text:p text:style-name="P25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5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5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66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6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71" draw:layer="layout" svg:width="4.481cm" svg:height="1.013cm" svg:x="5.449cm" svg:y="5.25cm">
          <draw:text-box>
            <text:p>Search Space</text:p>
          </draw:text-box>
        </draw:frame>
        <draw:frame draw:style-name="gr171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8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16" draw:text-style-name="P25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</text:list-header>
                  <text:list-item>
                    <text:p text:style-name="P25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ID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7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7"><text:span text:style-name="T18">IDA*</text:span></text:p>
              </table:table-cell>
              <table:table-cell table:number-rows-spanned="2">
                <text:p text:style-name="P27"><text:span text:style-name="T18">time</text:span></text:p>
              </table:table-cell>
              <table:table-cell table:number-columns-spanned="5">
                <text:p text:style-name="P27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7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7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7"><text:span text:style-name="T18">5000</text:span></text:p>
              </table:table-cell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31"><text:span text:style-name="T18">8835990.00</text:span></text:p>
              </table:table-cell>
              <table:table-cell>
                <text:p text:style-name="P31"><text:span text:style-name="T18">6016.38</text:span></text:p>
              </table:table-cell>
              <table:table-cell>
                <text:p text:style-name="P31"><text:span text:style-name="T18">0.60</text:span></text:p>
              </table:table-cell>
              <table:table-cell>
                <text:p text:style-name="P31"><text:span text:style-name="T18">0.45</text:span></text:p>
              </table:table-cell>
              <table:table-cell>
                <text:p text:style-name="P31"><text:span text:style-name="T18">0.20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6</text:span></text:p>
              </table:table-cell>
              <table:table-cell>
                <text:p text:style-name="P31"><text:span text:style-name="T18">0.32</text:span></text:p>
              </table:table-cell>
              <table:table-cell>
                <text:p text:style-name="P31"><text:span text:style-name="T18">3.21</text:span></text:p>
              </table:table-cell>
              <table:table-cell>
                <text:p text:style-name="P31"><text:span text:style-name="T18">32.57</text:span></text:p>
              </table:table-cell>
              <table:table-cell>
                <text:p text:style-name="P31"><text:span text:style-name="T18">214.5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31"><text:span text:style-name="T18">1012570.00</text:span></text:p>
              </table:table-cell>
              <table:table-cell>
                <text:p text:style-name="P31"><text:span text:style-name="T18">4987.57</text:span></text:p>
              </table:table-cell>
              <table:table-cell>
                <text:p text:style-name="P31"><text:span text:style-name="T18">0.84</text:span></text:p>
              </table:table-cell>
              <table:table-cell>
                <text:p text:style-name="P31"><text:span text:style-name="T18">0.42</text:span></text:p>
              </table:table-cell>
              <table:table-cell>
                <text:p text:style-name="P31"><text:span text:style-name="T18">0.23</text:span></text:p>
              </table:table-cell>
              <table:table-cell>
                <text:p text:style-name="P31"><text:span text:style-name="T18">0.13</text:span></text:p>
              </table:table-cell>
              <table:table-cell>
                <text:p text:style-name="P31"><text:span text:style-name="T18">0.10</text:span></text:p>
              </table:table-cell>
              <table:table-cell>
                <text:p text:style-name="P31"><text:span text:style-name="T18">1.40</text:span></text:p>
              </table:table-cell>
              <table:table-cell>
                <text:p text:style-name="P31"><text:span text:style-name="T18">9.85</text:span></text:p>
              </table:table-cell>
              <table:table-cell>
                <text:p text:style-name="P31"><text:span text:style-name="T18">96.37</text:span></text:p>
              </table:table-cell>
              <table:table-cell>
                <text:p text:style-name="P31"><text:span text:style-name="T18">994.33</text:span></text:p>
              </table:table-cell>
              <table:table-cell>
                <text:p text:style-name="P31"><text:span text:style-name="T18">4425.93</text:span></text:p>
              </table:table-cell>
              <table:table-cell>
                <text:p text:style-name="P31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31"><text:span text:style-name="T18">30522300.00</text:span></text:p>
              </table:table-cell>
              <table:table-cell>
                <text:p text:style-name="P31"><text:span text:style-name="T18">3919.72</text:span></text:p>
              </table:table-cell>
              <table:table-cell>
                <text:p text:style-name="P31"><text:span text:style-name="T18">2.02</text:span></text:p>
              </table:table-cell>
              <table:table-cell>
                <text:p text:style-name="P31"><text:span text:style-name="T18">0.62</text:span></text:p>
              </table:table-cell>
              <table:table-cell>
                <text:p text:style-name="P31"><text:span text:style-name="T18">0.40</text:span></text:p>
              </table:table-cell>
              <table:table-cell>
                <text:p text:style-name="P31"><text:span text:style-name="T18">0.14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6.93</text:span></text:p>
              </table:table-cell>
              <table:table-cell>
                <text:p text:style-name="P31"><text:span text:style-name="T18">36.6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31"><text:span text:style-name="T18">6565740.00</text:span></text:p>
              </table:table-cell>
              <table:table-cell>
                <text:p text:style-name="P31"><text:span text:style-name="T18">3256.86</text:span></text:p>
              </table:table-cell>
              <table:table-cell>
                <text:p text:style-name="P31"><text:span text:style-name="T18">0.53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38</text:span></text:p>
              </table:table-cell>
              <table:table-cell>
                <text:p text:style-name="P31"><text:span text:style-name="T18">3.63</text:span></text:p>
              </table:table-cell>
              <table:table-cell>
                <text:p text:style-name="P31"><text:span text:style-name="T18">36.35</text:span></text:p>
              </table:table-cell>
              <table:table-cell>
                <text:p text:style-name="P31"><text:span text:style-name="T18">181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31"><text:span text:style-name="T18">80108.50</text:span></text:p>
              </table:table-cell>
              <table:table-cell>
                <text:p text:style-name="P31"><text:span text:style-name="T18">4017.19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94.79</text:span></text:p>
              </table:table-cell>
              <table:table-cell>
                <text:p text:style-name="P31"><text:span text:style-name="T18">774.86</text:span></text:p>
              </table:table-cell>
              <table:table-cell>
                <text:p text:style-name="P31"><text:span text:style-name="T18">1067.84</text:span></text:p>
              </table:table-cell>
              <table:table-cell>
                <text:p text:style-name="P31"><text:span text:style-name="T18">10929.00</text:span></text:p>
              </table:table-cell>
              <table:table-cell>
                <text:p text:style-name="P31"><text:span text:style-name="T18">11174.3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31"><text:span text:style-name="T18">1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5</text:span></text:p>
              </table:table-cell>
              <table:table-cell>
                <text:p text:style-name="P31"><text:span text:style-name="T18">3.48</text:span></text:p>
              </table:table-cell>
              <table:table-cell>
                <text:p text:style-name="P31"><text:span text:style-name="T18">17.2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31"><text:span text:style-name="T18">374925.00</text:span></text:p>
              </table:table-cell>
              <table:table-cell>
                <text:p text:style-name="P31"><text:span text:style-name="T18">5607.5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1.79</text:span></text:p>
              </table:table-cell>
              <table:table-cell>
                <text:p text:style-name="P31"><text:span text:style-name="T18">11.36</text:span></text:p>
              </table:table-cell>
              <table:table-cell>
                <text:p text:style-name="P31"><text:span text:style-name="T18">114.28</text:span></text:p>
              </table:table-cell>
              <table:table-cell>
                <text:p text:style-name="P31"><text:span text:style-name="T18">1196.83</text:span></text:p>
              </table:table-cell>
              <table:table-cell>
                <text:p text:style-name="P31"><text:span text:style-name="T18">5835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31"><text:span text:style-name="T18">68763.70</text:span></text:p>
              </table:table-cell>
              <table:table-cell>
                <text:p text:style-name="P31"><text:span text:style-name="T18">5.0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7</text:span></text:p>
              </table:table-cell>
              <table:table-cell>
                <text:p text:style-name="P31"><text:span text:style-name="T18">3.69</text:span></text:p>
              </table:table-cell>
              <table:table-cell>
                <text:p text:style-name="P31"><text:span text:style-name="T18">17.88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31"><text:span text:style-name="T18">8449890.00</text:span></text:p>
              </table:table-cell>
              <table:table-cell>
                <text:p text:style-name="P31"><text:span text:style-name="T18">4920.58</text:span></text:p>
              </table:table-cell>
              <table:table-cell>
                <text:p text:style-name="P31"><text:span text:style-name="T18">0.43</text:span></text:p>
              </table:table-cell>
              <table:table-cell>
                <text:p text:style-name="P31"><text:span text:style-name="T18">0.25</text:span></text:p>
              </table:table-cell>
              <table:table-cell>
                <text:p text:style-name="P31"><text:span text:style-name="T18">18.63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3.13</text:span></text:p>
              </table:table-cell>
              <table:table-cell>
                <text:p text:style-name="P31"><text:span text:style-name="T18">28.79</text:span></text:p>
              </table:table-cell>
              <table:table-cell>
                <text:p text:style-name="P31"><text:span text:style-name="T18">273.74</text:span></text:p>
              </table:table-cell>
              <table:table-cell>
                <text:p text:style-name="P31"><text:span text:style-name="T18">3033.06</text:span></text:p>
              </table:table-cell>
              <table:table-cell>
                <text:p text:style-name="P31"><text:span text:style-name="T18">10254.0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31"><text:span text:style-name="T18">3118530.00</text:span></text:p>
              </table:table-cell>
              <table:table-cell>
                <text:p text:style-name="P31"><text:span text:style-name="T18">3932.69</text:span></text:p>
              </table:table-cell>
              <table:table-cell>
                <text:p text:style-name="P31"><text:span text:style-name="T18">0.41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1</text:span></text:p>
              </table:table-cell>
              <table:table-cell>
                <text:p text:style-name="P31"><text:span text:style-name="T18">2.00</text:span></text:p>
              </table:table-cell>
              <table:table-cell>
                <text:p text:style-name="P31"><text:span text:style-name="T18">21.42</text:span></text:p>
              </table:table-cell>
              <table:table-cell>
                <text:p text:style-name="P31"><text:span text:style-name="T18">222.47</text:span></text:p>
              </table:table-cell>
              <table:table-cell>
                <text:p text:style-name="P31"><text:span text:style-name="T18">1056.6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31"><text:span text:style-name="T18">444473.00</text:span></text:p>
              </table:table-cell>
              <table:table-cell>
                <text:p text:style-name="P31"><text:span text:style-name="T18">5632.08</text:span></text:p>
              </table:table-cell>
              <table:table-cell>
                <text:p text:style-name="P31"><text:span text:style-name="T18">300.86</text:span></text:p>
              </table:table-cell>
              <table:table-cell>
                <text:p text:style-name="P31"><text:span text:style-name="T18">1072.40</text:span></text:p>
              </table:table-cell>
              <table:table-cell>
                <text:p text:style-name="P31"><text:span text:style-name="T18">5.88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4.40</text:span></text:p>
              </table:table-cell>
              <table:table-cell>
                <text:p text:style-name="P31"><text:span text:style-name="T18">26.48</text:span></text:p>
              </table:table-cell>
              <table:table-cell>
                <text:p text:style-name="P31"><text:span text:style-name="T18">238.76</text:span></text:p>
              </table:table-cell>
              <table:table-cell>
                <text:p text:style-name="P31"><text:span text:style-name="T18">2747.10</text:span></text:p>
              </table:table-cell>
              <table:table-cell>
                <text:p text:style-name="P31"><text:span text:style-name="T18">11925.4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31"><text:span text:style-name="T18">2622880.00</text:span></text:p>
              </table:table-cell>
              <table:table-cell>
                <text:p text:style-name="P31"><text:span text:style-name="T18">2253.51</text:span></text:p>
              </table:table-cell>
              <table:table-cell>
                <text:p text:style-name="P31"><text:span text:style-name="T18">0.63</text:span></text:p>
              </table:table-cell>
              <table:table-cell>
                <text:p text:style-name="P31"><text:span text:style-name="T18">0.54</text:span></text:p>
              </table:table-cell>
              <table:table-cell>
                <text:p text:style-name="P31"><text:span text:style-name="T18">0.24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9</text:span></text:p>
              </table:table-cell>
              <table:table-cell>
                <text:p text:style-name="P31"><text:span text:style-name="T18">0.61</text:span></text:p>
              </table:table-cell>
              <table:table-cell>
                <text:p text:style-name="P31"><text:span text:style-name="T18">5.89</text:span></text:p>
              </table:table-cell>
              <table:table-cell>
                <text:p text:style-name="P31"><text:span text:style-name="T18">59.37</text:span></text:p>
              </table:table-cell>
              <table:table-cell>
                <text:p text:style-name="P31"><text:span text:style-name="T18">290.3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31"><text:span text:style-name="T18">71032400.00</text:span></text:p>
              </table:table-cell>
              <table:table-cell>
                <text:p text:style-name="P31"><text:span text:style-name="T18">3704.78</text:span></text:p>
              </table:table-cell>
              <table:table-cell>
                <text:p text:style-name="P31"><text:span text:style-name="T18">0.12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56</text:span></text:p>
              </table:table-cell>
              <table:table-cell>
                <text:p text:style-name="P31"><text:span text:style-name="T18">5.77</text:span></text:p>
              </table:table-cell>
              <table:table-cell>
                <text:p text:style-name="P31"><text:span text:style-name="T18">28.07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31"><text:span text:style-name="T18">5139070.00</text:span></text:p>
              </table:table-cell>
              <table:table-cell>
                <text:p text:style-name="P31"><text:span text:style-name="T18">4944.76</text:span></text:p>
              </table:table-cell>
              <table:table-cell>
                <text:p text:style-name="P31"><text:span text:style-name="T18">1.28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1.33</text:span></text:p>
              </table:table-cell>
              <table:table-cell>
                <text:p text:style-name="P31"><text:span text:style-name="T18">13.21</text:span></text:p>
              </table:table-cell>
              <table:table-cell>
                <text:p text:style-name="P31"><text:span text:style-name="T18">130.82</text:span></text:p>
              </table:table-cell>
              <table:table-cell>
                <text:p text:style-name="P31"><text:span text:style-name="T18">664.08</text:span></text:p>
              </table:table-cell>
              <table:table-cell>
                <text:p text:style-name="P31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7"><text:span text:style-name="T19">ipdb</text:span></text:p>
              </table:table-cell>
              <table:covered-table-cell/>
              <table:table-cell table:number-columns-spanned="2">
                <text:p text:style-name="P27"><text:span text:style-name="T19">LM-Cut</text:span></text:p>
              </table:table-cell>
              <table:covered-table-cell/>
              <table:table-cell table:number-columns-spanned="2">
                <text:p text:style-name="P27"><text:span text:style-name="T19">M&amp;S</text:span></text:p>
              </table:table-cell>
              <table:covered-table-cell/>
              <table:table-cell table:number-rows-spanned="2">
                <text:p text:style-name="P27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7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7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7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7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7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7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7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7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7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7"><text:span text:style-name="T19">SS</text:span></text:p>
              </table:table-cell>
              <table:covered-table-cell/>
              <table:table-cell table:number-columns-spanned="2">
                <text:p text:style-name="P27"><text:span text:style-name="T19">CS</text:span></text:p>
              </table:table-cell>
              <table:covered-table-cell/>
              <table:table-cell table:number-rows-spanned="2">
                <text:p text:style-name="P27"><text:span text:style-name="T19"/></text:p>
                <text:p text:style-name="P27"><text:span text:style-name="T19"><text:s text:c="5"/></text:span><text:span text:style-name="T19">|ζ|</text:span></text:p>
              </table:table-cell>
              <table:table-cell table:number-rows-spanned="2">
                <text:p text:style-name="P27"><text:span text:style-name="T19"/></text:p>
                <text:p text:style-name="P27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1"><text:span text:style-name="T19">1.11</text:span></text:p>
              </table:table-cell>
              <table:table-cell>
                <text:p text:style-name="P31"><text:span text:style-name="T19">17.70</text:span></text:p>
              </table:table-cell>
              <table:table-cell>
                <text:p text:style-name="P31"><text:span text:style-name="T19">1.50</text:span></text:p>
              </table:table-cell>
              <table:table-cell>
                <text:p text:style-name="P31"><text:span text:style-name="T19">30.25</text:span></text:p>
              </table:table-cell>
              <table:table-cell>
                <text:p text:style-name="P31"><text:span text:style-name="T19">5168.50</text:span></text:p>
              </table:table-cell>
              <table:table-cell>
                <text:p text:style-name="P31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1"><text:span text:style-name="T19">11.50</text:span></text:p>
              </table:table-cell>
              <table:table-cell>
                <text:p text:style-name="P31"><text:span text:style-name="T19">2.0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21.00</text:span></text:p>
              </table:table-cell>
              <table:table-cell>
                <text:p text:style-name="P31"><text:span text:style-name="T19">168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1"><text:span text:style-name="T19">1.02</text:span></text:p>
              </table:table-cell>
              <table:table-cell>
                <text:p text:style-name="P31"><text:span text:style-name="T19">43.07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42.35</text:span></text:p>
              </table:table-cell>
              <table:table-cell>
                <text:p text:style-name="P31"><text:span text:style-name="T19">151.28</text:span></text:p>
              </table:table-cell>
              <table:table-cell>
                <text:p text:style-name="P31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90.69</text:span></text:p>
              </table:table-cell>
              <table:table-cell>
                <text:p text:style-name="P31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.53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7.26</text:span></text:p>
              </table:table-cell>
              <table:table-cell>
                <text:p text:style-name="P31"><text:span text:style-name="T19">21.73</text:span></text:p>
              </table:table-cell>
              <table:table-cell>
                <text:p text:style-name="P31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1"><text:span text:style-name="T19">3.62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21</text:span></text:p>
              </table:table-cell>
              <table:table-cell>
                <text:p text:style-name="P31"><text:span text:style-name="T19">13.00</text:span></text:p>
              </table:table-cell>
              <table:table-cell>
                <text:p text:style-name="P31"><text:span text:style-name="T19">1189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7.00</text:span></text:p>
              </table:table-cell>
              <table:table-cell>
                <text:p text:style-name="P31"><text:span text:style-name="T19">90.00</text:span></text:p>
              </table:table-cell>
              <table:table-cell>
                <text:p text:style-name="P31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1"><text:span text:style-name="T19">1.23</text:span></text:p>
              </table:table-cell>
              <table:table-cell>
                <text:p text:style-name="P31"><text:span text:style-name="T19">30.57</text:span></text:p>
              </table:table-cell>
              <table:table-cell>
                <text:p text:style-name="P31"><text:span text:style-name="T19">1.57</text:span></text:p>
              </table:table-cell>
              <table:table-cell>
                <text:p text:style-name="P31"><text:span text:style-name="T19">19.43</text:span></text:p>
              </table:table-cell>
              <table:table-cell>
                <text:p text:style-name="P31"><text:span text:style-name="T19">72.86</text:span></text:p>
              </table:table-cell>
              <table:table-cell>
                <text:p text:style-name="P31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1"><text:span text:style-name="T19">1.32</text:span></text:p>
              </table:table-cell>
              <table:table-cell>
                <text:p text:style-name="P31"><text:span text:style-name="T19">7.00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24.00</text:span></text:p>
              </table:table-cell>
              <table:table-cell>
                <text:p text:style-name="P31"><text:span text:style-name="T19">341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35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8.59</text:span></text:p>
              </table:table-cell>
              <table:table-cell>
                <text:p text:style-name="P31"><text:span text:style-name="T19">3400.18</text:span></text:p>
              </table:table-cell>
              <table:table-cell>
                <text:p text:style-name="P31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4.7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14.30</text:span></text:p>
              </table:table-cell>
              <table:table-cell>
                <text:p text:style-name="P31"><text:span text:style-name="T19">171.17</text:span></text:p>
              </table:table-cell>
              <table:table-cell>
                <text:p text:style-name="P31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99.33</text:span></text:p>
              </table:table-cell>
              <table:table-cell>
                <text:p text:style-name="P31"><text:span text:style-name="T19">1.19</text:span></text:p>
              </table:table-cell>
              <table:table-cell>
                <text:p text:style-name="P31"><text:span text:style-name="T19">48.67</text:span></text:p>
              </table:table-cell>
              <table:table-cell>
                <text:p text:style-name="P31"><text:span text:style-name="T19">256.33</text:span></text:p>
              </table:table-cell>
              <table:table-cell>
                <text:p text:style-name="P31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1"><text:span text:style-name="T19">32.42</text:span></text:p>
              </table:table-cell>
              <table:table-cell>
                <text:p text:style-name="P31"><text:span text:style-name="T19">3.00</text:span></text:p>
              </table:table-cell>
              <table:table-cell>
                <text:p text:style-name="P31"><text:span text:style-name="T19">199.65</text:span></text:p>
              </table:table-cell>
              <table:table-cell>
                <text:p text:style-name="P31"><text:span text:style-name="T19">5.00</text:span></text:p>
              </table:table-cell>
              <table:table-cell>
                <text:p text:style-name="P31"><text:span text:style-name="T19">1289.00</text:span></text:p>
              </table:table-cell>
              <table:table-cell>
                <text:p text:style-name="P31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Coverage of different planning systems on the 2011 IPC benchmarks.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7"><text:span text:style-name="T21">Domains</text:span></text:p>
              </table:table-cell>
              <table:table-cell table:number-rows-spanned="2">
                <text:p text:style-name="P27"><text:span text:style-name="T21">HYBRID</text:span></text:p>
              </table:table-cell>
              <table:table-cell table:number-columns-spanned="2">
                <text:p text:style-name="P27"><text:span text:style-name="T21">CS</text:span></text:p>
              </table:table-cell>
              <table:covered-table-cell/>
              <table:table-cell table:number-columns-spanned="2">
                <text:p text:style-name="P27"><text:span text:style-name="T21">SS</text:span></text:p>
              </table:table-cell>
              <table:covered-table-cell/>
              <table:table-cell table:number-rows-spanned="2">
                <text:p text:style-name="P27"><text:span text:style-name="T21">Sum</text:span></text:p>
              </table:table-cell>
              <table:table-cell table:number-rows-spanned="2">
                <text:p text:style-name="P27"><text:span text:style-name="T21">Max</text:span></text:p>
              </table:table-cell>
              <table:table-cell table:number-rows-spanned="2">
                <text:p text:style-name="P27"><text:span text:style-name="T21">RIDA*</text:span></text:p>
              </table:table-cell>
              <table:table-cell table:number-rows-spanned="2">
                <text:p text:style-name="P27"><text:span text:style-name="T21">SY1</text:span></text:p>
              </table:table-cell>
              <table:table-cell table:number-rows-spanned="2">
                <text:p text:style-name="P27"><text:span text:style-name="T21">SY2</text:span></text:p>
              </table:table-cell>
              <table:table-cell table:number-rows-spanned="2">
                <text:p text:style-name="P27"><text:span text:style-name="T21">StSp1</text:span></text:p>
              </table:table-cell>
              <table:table-cell table:number-rows-spanned="2">
                <text:p text:style-name="P27"><text:span text:style-name="T21">StSp2</text:span></text:p>
              </table:table-cell>
              <table:table-cell table:number-rows-spanned="2">
                <text:p text:style-name="P27"><text:span text:style-name="T21">iPDB</text:span></text:p>
              </table:table-cell>
              <table:table-cell table:number-rows-spanned="2">
                <text:p text:style-name="P27"><text:span text:style-name="T21">LM-Cut</text:span></text:p>
              </table:table-cell>
              <table:table-cell table:number-rows-spanned="2">
                <text:p text:style-name="P27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2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2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32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9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1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0T12:59:10.990714682</dc:date>
    <meta:editing-cycles>1598</meta:editing-cycles>
    <meta:editing-duration>P9DT7H41M5S</meta:editing-duration>
    <meta:generator>LibreOffice/4.2.8.2$Linux_X86_64 LibreOffice_project/420m0$Build-2</meta:generator>
    <meta:document-statistic meta:object-count="954"/>
  </office:meta>
</office:document-meta>
</file>